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0a0a"/>
    </style:style>
    <style:style style:name="P2" style:family="paragraph" style:parent-style-name="Standard">
      <style:paragraph-properties fo:margin-left="0cm" fo:margin-right="0cm" fo:text-indent="11.8cm" style:auto-text-indent="false"/>
      <style:text-properties officeooo:paragraph-rsid="00070a0a"/>
    </style:style>
    <style:style style:name="P3" style:family="paragraph" style:parent-style-name="Standard">
      <style:paragraph-properties fo:margin-left="0cm" fo:margin-right="0cm" fo:text-indent="11.8cm" style:auto-text-indent="false"/>
      <style:text-properties officeooo:rsid="00070a0a" officeooo:paragraph-rsid="00070a0a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70a0a" officeooo:paragraph-rsid="00070a0a"/>
    </style:style>
    <style:style style:name="P5" style:family="paragraph" style:parent-style-name="Standard">
      <style:text-properties officeooo:rsid="00070a0a" officeooo:paragraph-rsid="00070a0a"/>
    </style:style>
    <style:style style:name="P6" style:family="paragraph" style:parent-style-name="Standard">
      <style:text-properties officeooo:rsid="00070a0a" officeooo:paragraph-rsid="0008f6be"/>
    </style:style>
    <style:style style:name="P7" style:family="paragraph" style:parent-style-name="Standard">
      <style:paragraph-properties>
        <style:tab-stops>
          <style:tab-stop style:position="5.556cm"/>
        </style:tab-stops>
      </style:paragraph-properties>
      <style:text-properties officeooo:rsid="00070a0a" officeooo:paragraph-rsid="00070a0a"/>
    </style:style>
    <style:style style:name="P8" style:family="paragraph" style:parent-style-name="Standard">
      <style:text-properties officeooo:rsid="0008f6be" officeooo:paragraph-rsid="0008f6be"/>
    </style:style>
    <style:style style:name="T1" style:family="text">
      <style:text-properties officeooo:rsid="00070a0a"/>
    </style:style>
    <style:style style:name="T2" style:family="text">
      <style:text-properties officeooo:rsid="000a3fb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" text:name="order_num"/>
        <text:user-field-decl office:value-type="string" office:string-value="The Big Company" text:name="customer"/>
        <text:user-field-decl office:value-type="float" office:value="41255" text:name="bill_date"/>
        <text:user-field-decl office:value-type="float" office:value="0" text:name="vat_included"/>
        <text:user-field-decl office:value-type="float" office:value="0" text:name="vat_excluded"/>
        <text:user-field-decl office:value-type="float" office:value="0.2" text:name="vat"/>
      </text:user-field-decls>
      <text:h text:style-name="Heading_20_1" text:outline-level="1"><text:span text:style-name="T1">INVOICE </text:span><text:span text:style-name="T2">(SPECIMEN)</text:span></text:h>
      <text:p text:style-name="P3"/>
      <text:p text:style-name="P4">Supplier : Ecréall</text:p>
      <text:p text:style-name="P4"/>
      <text:p text:style-name="P2"><text:span text:style-name="T1">Customer : </text:span><text:span text:style-name="T1"><text:user-field-get text:name="customer">The Big Company</text:user-field-get></text:span></text:p>
      <text:p text:style-name="P2"><text:span text:style-name="T1">Order form n° </text:span><text:span text:style-name="T1"><text:user-field-get text:name="order_num">01</text:user-field-get></text:span>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Invoice Amount</text:p>
          </table:table-cell>
          <table:table-cell table:style-name="Tableau1.B1" office:value-type="string">
            <text:p text:style-name="P6"><text:user-field-get style:data-style-name="N107" text:name="vat_excluded">0,00 €</text:user-field-get></text:p>
          </table:table-cell>
        </table:table-row>
        <table:table-row>
          <table:table-cell table:style-name="Tableau1.A2" office:value-type="string">
            <text:p text:style-name="P8">VAT</text:p>
          </table:table-cell>
          <table:table-cell table:style-name="Tableau1.B2" office:value-type="string">
            <text:p text:style-name="P5"><text:user-field-get style:data-style-name="N11" text:name="vat">20,00%</text:user-field-get></text:p>
          </table:table-cell>
        </table:table-row>
        <table:table-row>
          <table:table-cell table:style-name="Tableau1.A2" office:value-type="string">
            <text:p text:style-name="P7">Including VAT</text:p>
          </table:table-cell>
          <table:table-cell table:style-name="Tableau1.B2" office:value-type="string">
            <text:p text:style-name="P7"><text:user-field-get style:data-style-name="N107" text:name="vat_included">0,00 €</text:user-field-get></text:p>
          </table:table-cell>
        </table:table-row>
      </table:table>
      <text:p text:style-name="P1"/>
      <text:p text:style-name="P1"/>
      <text:p text:style-name="P1"><text:span text:style-name="T1"><text:tab/><text:tab/><text:tab/><text:tab/><text:tab/><text:tab/><text:tab/>Date : </text:span><text:span text:style-name="T1"><text:user-field-get style:data-style-name="N38" text:name="bill_date">mercredi 12 décembre 2012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Desvenain</meta:initial-creator>
    <meta:creation-date>2013-12-30T18:42:01</meta:creation-date>
    <dc:date>2013-12-30T22:19:52</dc:date>
    <dc:creator>Thomas Desvenain</dc:creator>
    <meta:editing-duration>PT2M21S</meta:editing-duration>
    <meta:editing-cycles>4</meta:editing-cycles>
    <meta:generator>LibreOffice/4.0.2.2$Linux_X86_64 LibreOffice_project/400m0$Build-2</meta:generator>
    <meta:document-statistic meta:table-count="1" meta:image-count="0" meta:object-count="0" meta:page-count="1" meta:paragraph-count="11" meta:word-count="30" meta:character-count="165" meta:non-whitespace-character-count="139"/>
  </office:meta>
</office:document-meta>
</file>